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8a8" officeooo:paragraph-rsid="000be8a8"/>
    </style:style>
    <style:style style:name="P2" style:family="paragraph" style:parent-style-name="Standard">
      <style:text-properties officeooo:paragraph-rsid="000be8a8"/>
    </style:style>
    <style:style style:name="P3" style:family="paragraph" style:parent-style-name="Standard">
      <style:text-properties officeooo:paragraph-rsid="00121fae"/>
    </style:style>
    <style:style style:name="P4" style:family="paragraph" style:parent-style-name="Standard">
      <style:text-properties officeooo:rsid="001339a2" officeooo:paragraph-rsid="001339a2"/>
    </style:style>
    <style:style style:name="P5" style:family="paragraph" style:parent-style-name="Standard">
      <style:text-properties officeooo:rsid="00138d86" officeooo:paragraph-rsid="00138d86"/>
    </style:style>
    <style:style style:name="P6" style:family="paragraph" style:parent-style-name="Standard">
      <style:text-properties officeooo:rsid="0016824f" officeooo:paragraph-rsid="0016824f"/>
    </style:style>
    <style:style style:name="P7" style:family="paragraph" style:parent-style-name="Standard">
      <style:text-properties officeooo:rsid="0016824f" officeooo:paragraph-rsid="001a3b5b"/>
    </style:style>
    <style:style style:name="P8" style:family="paragraph" style:parent-style-name="Standard">
      <style:text-properties officeooo:rsid="0016824f" officeooo:paragraph-rsid="001b465d"/>
    </style:style>
    <style:style style:name="P9" style:family="paragraph" style:parent-style-name="Standard">
      <style:text-properties officeooo:paragraph-rsid="0016824f"/>
    </style:style>
    <style:style style:name="P10" style:family="paragraph" style:parent-style-name="Standard">
      <style:text-properties officeooo:rsid="00184a16" officeooo:paragraph-rsid="00184a16"/>
    </style:style>
    <style:style style:name="P11" style:family="paragraph" style:parent-style-name="Standard">
      <style:text-properties officeooo:paragraph-rsid="001a3b5b"/>
    </style:style>
    <style:style style:name="P12" style:family="paragraph" style:parent-style-name="Standard">
      <style:text-properties officeooo:rsid="001df307" officeooo:paragraph-rsid="001df307"/>
    </style:style>
    <style:style style:name="P13" style:family="paragraph" style:parent-style-name="Standard">
      <style:text-properties officeooo:rsid="0020186a" officeooo:paragraph-rsid="0020186a"/>
    </style:style>
    <style:style style:name="P14" style:family="paragraph" style:parent-style-name="Text_20_body">
      <style:text-properties officeooo:rsid="000be8a8" officeooo:paragraph-rsid="000cc1c3" fo:padding="0cm" fo:border="none"/>
    </style:style>
    <style:style style:name="P15" style:family="paragraph" style:parent-style-name="Text_20_body">
      <style:text-properties officeooo:paragraph-rsid="000cc1c3" fo:padding="0cm" fo:border="none"/>
    </style:style>
    <style:style style:name="P16" style:family="paragraph" style:parent-style-name="Text_20_body">
      <style:text-properties officeooo:rsid="000d4134" officeooo:paragraph-rsid="000d4134" fo:padding="0cm" fo:border="none"/>
    </style:style>
    <style:style style:name="P17" style:family="paragraph" style:parent-style-name="Text_20_body">
      <style:text-properties officeooo:rsid="000f88df" officeooo:paragraph-rsid="000f88df" fo:padding="0cm" fo:border="none"/>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officeooo:rsid="000be8a8"/>
    </style:style>
    <style:style style:name="T1" style:family="text">
      <style:text-properties fo:language="en" fo:country="GB" officeooo:rsid="000cc1c3"/>
    </style:style>
    <style:style style:name="T2" style:family="text">
      <style:text-properties fo:language="en" fo:country="GB" officeooo:rsid="000d4134"/>
    </style:style>
    <style:style style:name="T3" style:family="text">
      <style:text-properties officeooo:rsid="000db022"/>
    </style:style>
    <style:style style:name="T4" style:family="text">
      <style:text-properties officeooo:rsid="000f88df"/>
    </style:style>
    <style:style style:name="T5" style:family="text">
      <style:text-properties officeooo:rsid="00100734"/>
    </style:style>
    <style:style style:name="T6" style:family="text">
      <style:text-properties officeooo:rsid="0011a68f"/>
    </style:style>
    <style:style style:name="T7" style:family="text">
      <style:text-properties officeooo:rsid="00162157"/>
    </style:style>
    <style:style style:name="T8" style:family="text">
      <style:text-properties officeooo:rsid="0016824f"/>
    </style:style>
    <style:style style:name="T9" style:family="text">
      <style:text-properties officeooo:rsid="00184a16"/>
    </style:style>
    <style:style style:name="T10" style:family="text">
      <style:text-properties officeooo:rsid="001b465d"/>
    </style:style>
    <style:style style:name="T11" style:family="text">
      <style:text-properties officeooo:rsid="001c098a"/>
    </style:style>
    <style:style style:name="T12" style:family="text">
      <style:text-properties officeooo:rsid="001df307"/>
    </style:style>
    <style:style style:name="T13" style:family="text">
      <style:text-properties officeooo:rsid="001e8f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We propose to create three scenes in virtual space, each of which have their own way of influencing a participant's sensory perception, leading them to unconsciously offset their movement in real space. </text:span></text:p>
      <text:p text:style-name="P3"/>
      <text:p text:style-name="P4">1.1 Direction</text:p>
      <text:p text:style-name="P4"/>
      <text:p text:style-name="P5">Previous work, which evaluates task performance in VR forces a participant to subconsciously use cognitive resources to compensate for a directional offset. This displays the <text:span text:style-name="T7">possibility</text:span> <text:span text:style-name="T7">to influence a participant to perform</text:span> <text:span text:style-name="T7">unconscious actions,</text:span> but is <text:span text:style-name="T7">made</text:span> subordinate to the main aim of evaluating <text:span text:style-name="T7">their</text:span> task performance. <text:span text:style-name="T7">To tackle this we propose evaluate the extent to which offsetting a user's direction in virtual space can make a participant deviate off course in the real world.</text:span></text:p>
      <text:p text:style-name="P5"/>
      <text:p text:style-name="P6">1.1a Design</text:p>
      <text:p text:style-name="P6"/>
      <text:p text:style-name="P11"><text:span text:style-name="T8">In our method, instead of rotating the world at certain cues [12], the world continuously offsets depending a participants forward and backward movement. </text:span>This <text:span text:style-name="T10">method minimises the possibility of a participant could becoming knowledgeable of world deviation.</text:span></text:p>
      <text:p text:style-name="P7"/>
      <text:p text:style-name="P7"><text:span text:style-name="T9">As shown in fig 1.1, change in forward and backward movement is recorded on every frame update. It is then added to the x vector position of the world game object, causing it to shift left or right. In addition, the scale at which the world offsets can be altered, by multiplying the change in offset by a select value. The basic configuration of the world requires all objects to be encapsulated within one single 'World' GameObject, this way all objects offset at the same rate and maintain their position when the participant moves forward or backward. </text:span></text:p>
      <text:p text:style-name="P8"/>
      <text:p text:style-name="P13">Need to talk about storyboards etc.. but better I think</text:p>
      <text:p text:style-name="P8"/>
      <text:p text:style-name="P10">Experiment – <text:span text:style-name="T12">Direction</text:span></text:p>
      <text:p text:style-name="P10"/>
      <text:p text:style-name="P12">The specific goal for this scene is to make a participant follow an alternate trajectory in the real world to their perceived trajectory in virtual space. <text:span text:style-name="T13">To measure this :</text:span></text:p>
      <text:p text:style-name="P12"/>
      <text:p text:style-name="P12">- <text:span text:style-name="T13">A two meter long tape will be placed from the far wall to the participants position in the room Fig 1.</text:span></text:p>
      <text:p text:style-name="P12">- <text:span text:style-name="T13">The participant will be asked to moved towards the goal state in the virtual world, (which is mapped to the same distance to the radiator in the real world).</text:span></text:p>
      <text:p text:style-name="P12"/>
      <text:p text:style-name="P12">- <text:span text:style-name="T13">The distance to which the participant has stayed off the white line is measured.</text:span></text:p>
      <text:p text:style-name="P12"/>
      <text:p text:style-name="P12">- <text:span text:style-name="T13">The participant answers the questionnaire provided.</text:span></text:p>
      <text:p text:style-name="P12"/>
      <text:p text:style-name="P6"/>
      <text:p text:style-name="P9"/>
      <text:p text:style-name="P2"><text:span text:style-name="T11">Virtual Environment Set up </text:span></text:p>
      <text:p text:style-name="P1"/>
      <text:p text:style-name="P14"><text:span text:style-name="T1">Observed results from of a group of poll participants indicate their preferred environment would be a 'Starbase'. Aesthetically there are a multitude of way</text:span><text:span text:style-name="T2">s</text:span><text:span text:style-name="T1"> this could be designed. Figure 4 shows a series of mood-boards which encompass the different themes a star-base could inhibit. </text:span><text:span text:style-name="T2">In order to maximise efficiency of the system, the dark theme has been selected, it requires a less detailed environment than a lighter alternative.</text:span></text:p>
      <text:p text:style-name="P16">Fig 2 shows a sketch of the environment. In virtual space it would measure <text:span text:style-name="T4">7</text:span> x <text:span text:style-name="T4">7</text:span> <text:span text:style-name="T3">meters and inhibits </text:span><text:soft-page-break/><text:span text:style-name="T3">a series of objects which most participants would recognise from Sci Fi films.</text:span></text:p>
      <text:p text:style-name="P17">In Fig 3 the base has been increased to scale of 15 x 15 meters to create a spacious feel for the environment. Again, the design is filled with generic 'Starbase' objects. <text:s/><text:span text:style-name="T5">For a </text:span>goal mark an airlock door i<text:span text:style-name="T5">s</text:span> also featured.</text:p>
      <text:p text:style-name="P17"/>
      <text:p text:style-name="P17"/>
      <text:p text:style-name="P17"/>
      <text:p text:style-name="P17"/>
      <text:p text:style-name="P15"/>
      <text:p text:style-name="P1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5:47:18.509749693</meta:creation-date>
    <dc:date>2017-03-18T20:29:43.640501288</dc:date>
    <meta:editing-duration>PT3H11M46S</meta:editing-duration>
    <meta:editing-cycles>16</meta:editing-cycles>
    <meta:generator>LibreOffice/4.2.8.2$Linux_X86_64 LibreOffice_project/420m0$Build-2</meta:generator>
    <meta:document-statistic meta:table-count="0" meta:image-count="0" meta:object-count="0" meta:page-count="2" meta:paragraph-count="17" meta:word-count="508" meta:character-count="3034" meta:non-whitespace-character-count="2538"/>
  </office:meta>
</office:document-meta>
</file>